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Times New Roman" fo:font-size="12pt" fo:language="cs" fo:country="CZ" fo:font-weight="normal"/>
    </style:style>
    <style:style style:name="P2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Courier New" fo:font-size="12pt" fo:language="cs" fo:country="CZ" fo:font-style="italic" fo:font-weight="normal"/>
    </style:style>
    <style:style style:name="P3" style:family="paragraph" style:parent-style-name="Bullet_20_List">
      <style:paragraph-properties fo:margin-left="0cm" fo:margin-right="0cm" fo:text-indent="0cm" style:auto-text-indent="false"/>
      <style:text-properties fo:language="cs" fo:country="CZ"/>
    </style:style>
    <style:style style:name="P4" style:family="paragraph" style:parent-style-name="Normal">
      <style:text-properties fo:color="#000000" style:font-name="Times New Roman" fo:font-size="12pt" fo:language="en" fo:country="US" fo:font-weight="normal"/>
    </style:style>
    <style:style style:name="P5" style:family="paragraph" style:parent-style-name="Normal">
      <style:text-properties fo:color="#000000" style:font-name="Times New Roman" fo:font-size="12pt" fo:language="cs" fo:country="CZ" fo:font-weight="normal"/>
    </style:style>
    <style:style style:name="P6" style:family="paragraph" style:parent-style-name="Normal">
      <style:text-properties style:font-name="Courier New"/>
    </style:style>
    <style:style style:name="P7" style:family="paragraph" style:parent-style-name="Normal">
      <style:text-properties style:font-name="Courier New" fo:language="en" fo:country="US"/>
    </style:style>
    <style:style style:name="P8" style:family="paragraph" style:parent-style-name="Normal">
      <style:paragraph-properties fo:text-align="center" style:justify-single-word="false"/>
      <style:text-properties fo:font-size="18pt" fo:font-weight="bold"/>
    </style:style>
    <style:style style:name="P9" style:family="paragraph" style:parent-style-name="Normal">
      <style:text-properties fo:font-size="16pt" fo:font-weight="bold"/>
    </style:style>
    <style:style style:name="P10" style:family="paragraph" style:parent-style-name="Normal">
      <style:paragraph-properties fo:text-align="center" style:justify-single-word="false"/>
      <style:text-properties fo:font-size="16pt" fo:font-weight="bold"/>
    </style:style>
    <style:style style:name="P11" style:family="paragraph" style:parent-style-name="Normal">
      <style:text-properties fo:font-weight="bold"/>
    </style:style>
    <style:style style:name="P12" style:family="paragraph" style:parent-style-name="Normal">
      <style:text-properties fo:language="cs" fo:country="CZ"/>
    </style:style>
    <style:style style:name="P13" style:family="paragraph" style:parent-style-name="Normal">
      <style:text-properties style:font-name="Times New Roman" fo:font-size="12pt" fo:language="cs" fo:country="CZ" fo:font-weight="normal"/>
    </style:style>
    <style:style style:name="P14" style:family="paragraph" style:parent-style-name="Normal">
      <style:text-properties fo:font-size="14pt" fo:language="cs" fo:country="CZ" fo:font-weight="bold"/>
    </style:style>
    <style:style style:name="P15" style:family="paragraph" style:parent-style-name="Normal">
      <style:text-properties fo:language="en" fo:country="US"/>
    </style:style>
    <style:style style:name="P16" style:family="paragraph" style:parent-style-name="Normal">
      <style:paragraph-properties fo:text-align="start" style:justify-single-word="false" style:writing-mode="lr-tb"/>
      <style:text-properties fo:language="cs" fo:country="CZ"/>
    </style:style>
    <style:style style:name="P17" style:family="paragraph" style:parent-style-name="Normal">
      <style:paragraph-properties fo:text-align="start" style:justify-single-word="false" style:writing-mode="lr-tb"/>
      <style:text-properties style:font-name="Courier New" fo:language="cs" fo:country="CZ"/>
    </style:style>
    <style:style style:name="P18" style:family="paragraph" style:parent-style-name="Normal">
      <style:text-properties style:font-name="Courier New" fo:language="cs" fo:country="CZ" fo:font-weight="bold"/>
    </style:style>
    <style:style style:name="P19" style:family="paragraph" style:parent-style-name="Normal">
      <style:text-properties style:font-name="Times New Roman" fo:language="cs" fo:country="CZ"/>
    </style:style>
    <style:style style:name="P20" style:family="paragraph" style:parent-style-name="Normal">
      <style:text-properties style:font-name="Times New Roman" fo:language="cs" fo:country="CZ" fo:font-weight="normal"/>
    </style:style>
    <style:style style:name="P21" style:family="paragraph" style:parent-style-name="Normal">
      <style:text-properties fo:language="en" fo:country="US"/>
    </style:style>
    <style:style style:name="P22" style:family="paragraph" style:parent-style-name="Normal">
      <style:text-properties fo:language="cs" fo:country="CZ"/>
    </style:style>
    <style:style style:name="P23" style:family="paragraph" style:parent-style-name="Normal">
      <style:paragraph-properties fo:text-align="start" style:justify-single-word="false" style:writing-mode="lr-tb"/>
      <style:text-properties fo:language="en" fo:country="US" fo:font-weight="bold"/>
    </style:style>
    <style:style style:name="P24" style:family="paragraph" style:parent-style-name="Normal">
      <style:paragraph-properties fo:text-align="start" style:justify-single-word="false" style:writing-mode="lr-tb"/>
      <style:text-properties style:font-name="Courier New" fo:language="cs" fo:country="CZ"/>
    </style:style>
    <style:style style:name="P25" style:family="paragraph" style:parent-style-name="Bullet_20_List" style:list-style-name="L1">
      <style:paragraph-properties fo:margin-left="0.508cm" fo:margin-right="0cm" fo:text-indent="0cm" style:auto-text-indent="false"/>
      <style:text-properties fo:language="cs" fo:country="CZ"/>
    </style:style>
    <style:style style:name="P26" style:family="paragraph" style:parent-style-name="Bullet_20_List" style:list-style-name="L1">
      <style:paragraph-properties fo:margin-left="0.508cm" fo:margin-right="0cm" fo:text-indent="0cm" style:auto-text-indent="false"/>
      <style:text-properties fo:font-variant="normal" fo:text-transform="none" fo:color="#000000" style:font-name="Times New Roman" fo:font-size="12pt" fo:language="en" fo:country="US" fo:font-weight="normal" fo:background-color="transparent" text:display="true"/>
    </style:style>
    <style:style style:name="P27" style:family="paragraph" style:parent-style-name="Bullet_20_List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anguage="en" fo:country="US" fo:font-weight="normal" fo:background-color="transparent" text:display="true"/>
    </style:style>
    <style:style style:name="T1" style:family="text">
      <style:text-properties fo:font-variant="normal" fo:text-transform="none" fo:color="#000000" style:font-name="Courier New" fo:font-size="12pt" fo:language="en" fo:country="US" fo:font-weight="bold" fo:background-color="transparent" text:display="true"/>
    </style:style>
    <style:style style:name="T2" style:family="text">
      <style:text-properties fo:font-variant="normal" fo:text-transform="none" fo:color="#000000" style:font-name="Courier New" fo:font-size="12pt" fo:language="en" fo:country="US" fo:font-style="italic" fo:font-weight="normal" fo:background-color="transparent" text:display="true"/>
    </style:style>
    <style:style style:name="T3" style:family="text">
      <style:text-properties fo:font-variant="normal" fo:text-transform="none" fo:color="#000000" style:font-name="Courier New" fo:font-size="12pt" fo:language="en" fo:country="US" fo:font-weight="normal" fo:background-color="transparent" text:display="true"/>
    </style:style>
    <style:style style:name="T4" style:family="text">
      <style:text-properties fo:font-variant="normal" fo:text-transform="none" fo:color="#000000" style:font-name="Times New Roman" fo:font-size="12pt" fo:language="en" fo:country="US" fo:font-weight="normal" fo:background-color="transparent" text:display="true"/>
    </style:style>
    <style:style style:name="T5" style:family="text">
      <style:text-properties style:font-name="Times New Roman" fo:font-size="12pt" fo:language="cs" fo:country="CZ" fo:font-weight="normal"/>
    </style:style>
    <style:style style:name="T6" style:family="text">
      <style:text-properties style:font-name="Courier New"/>
    </style:style>
    <style:style style:name="T7" style:family="text">
      <style:text-properties style:font-name="Courier New" fo:font-style="italic"/>
    </style:style>
    <style:style style:name="T8" style:family="text">
      <style:text-properties style:font-name="Courier New" fo:language="cs" fo:country="CZ" fo:font-style="italic"/>
    </style:style>
    <style:style style:name="T9" style:family="text">
      <style:text-properties style:font-name="Courier New" fo:font-weight="bold"/>
    </style:style>
    <style:style style:name="T10" style:family="text">
      <style:text-properties style:font-name="Courier New" fo:font-size="12pt" fo:language="cs" fo:country="CZ" fo:font-style="italic" fo:font-weight="normal"/>
    </style:style>
    <style:style style:name="T11" style:family="text">
      <style:text-properties style:font-name="Courier New" fo:font-size="12pt" fo:language="cs" fo:country="CZ" fo:font-weight="bold"/>
    </style:style>
    <style:style style:name="T12" style:family="text">
      <style:text-properties style:font-name="Courier New" fo:language="en" fo:country="US" fo:font-weight="bold"/>
    </style:style>
    <style:style style:name="T13" style:family="text">
      <style:text-properties fo:font-style="italic"/>
    </style:style>
    <style:style style:name="T14" style:family="text">
      <style:text-properties fo:language="cs" fo:country="CZ"/>
    </style:style>
    <style:style style:name="T15" style:family="text">
      <style:text-properties fo:language="cs" fo:country="CZ" fo:font-weight="bold"/>
    </style:style>
    <style:style style:name="T16" style:family="text">
      <style:text-properties fo:language="cs" fo:country="CZ" fo:font-style="italic"/>
    </style:style>
    <style:style style:name="T17" style:family="text">
      <style:text-properties fo:color="#000000" style:font-name="Times New Roman" fo:font-size="12pt" fo:language="cs" fo:country="CZ" fo:font-weight="normal"/>
    </style:style>
    <style:style style:name="T18" style:family="text">
      <style:text-properties fo:color="#000000" style:font-name="Courier New" fo:font-size="12pt" fo:language="cs" fo:country="CZ" fo:font-weight="bold"/>
    </style:style>
    <style:style style:name="T19" style:family="text">
      <style:text-properties fo:color="#000000" style:font-name="Courier New" fo:font-size="12pt" fo:language="cs" fo:country="CZ" fo:font-style="italic" fo:font-weight="normal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bold"/>
    </style:style>
    <style:style style:name="T22" style:family="text">
      <style:text-properties fo:language="en" fo:country="US" fo:font-style="italic"/>
    </style:style>
    <style:style style:name="T23" style:family="text">
      <style:text-properties fo:font-weight="bold"/>
    </style:style>
    <style:style style:name="T24" style:family="text">
      <style:text-properties fo:font-weight="normal"/>
    </style:style>
    <style:style style:name="T25" style:family="text">
      <style:text-properties fo:font-size="16pt" fo:font-weight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min-label-width="0.762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8">Yet Another Parser Generator</text:p>
        <text:p text:style-name="P10">Informace pro uživatele</text:p>
        <text:p text:style-name="P11"/>
        <text:p text:style-name="P11"/>
        <text:p text:style-name="P9">Režim make</text:p>
        <text:p text:style-name="Normal"><text:tab/>V tomto režimu může uživatel předložit programu soubor s definicí nějaké gramatiky a nechat si ji zkompilovat. Výsledek se uloží do souboru, který je pak k dispozici režimu <text:span text:style-name="T23">run</text:span><text:span text:style-name="T24">.</text:span></text:p>
        <text:p text:style-name="Normal"/>
        <text:p text:style-name="P6"><text:span text:style-name="T23">yapg make</text:span> <text:span text:style-name="T13">inputFile</text:span> <text:span text:style-name="T14">[</text:span><text:span text:style-name="T15">-o</text:span><text:span text:style-name="T14"> </text:span><text:span text:style-name="T16">outputFile</text:span><text:span text:style-name="T14">]</text:span><text:span text:style-name="T20"> </text:span><text:span text:style-name="T14">[</text:span><text:span text:style-name="T15">-l</text:span><text:span text:style-name="T14"> </text:span><text:span text:style-name="T16">logFile</text:span><text:span text:style-name="T14">] </text:span><text:span text:style-name="T20">[</text:span><text:span text:style-name="T21">-f</text:span><text:span text:style-name="T20">]</text:span></text:p>
        <text:p text:style-name="P6"><text:span text:style-name="T20">[</text:span><text:span text:style-name="T21">-c</text:span><text:span text:style-name="T20"> </text:span><text:span text:style-name="T22">compilerFlags</text:span><text:span text:style-name="T20">]</text:span></text:p>
        <text:p text:style-name="P12"/>
        <text:p text:style-name="P13"><text:tab/>Yapg načte gramatiku z <text:span text:style-name="T13">inputFile</text:span>, zkompiluje ji a uloží výstup do <text:span text:style-name="T13">outputFile</text:span> (pokud nebyl <text:span text:style-name="T13">outputFile</text:span> určen, data se zapíší do <text:span text:style-name="T13">inputFile.par</text:span>). Pokud nebude určen <text:span text:style-name="T13">logFile</text:span>, program v případě existence LALR(1) konfliktů v parseru vypíše do souboru <text:span text:style-name="T13">inputFile.html</text:span> všechny stavy automatu a odůvodnění nalezených konfliktů. Pokud bude <text:span text:style-name="T13">logFile</text:span> určen explicitně, bude do něj program zapisovat podobu automatu i v případě úspěšného vytvoření parseru. Uživatel může také nastavením optionu <text:span text:style-name="T9">-f</text:span> vynutit výpočet LALR(1) lookahead množin pro všechny konfliktní itemy parseru, tj. i pro ty, jejichž konflikty by bylo možno vyřešit s pomocí SLR(1) lookahead množin. Obecně se tak prodlouží výpočet programu, výstupní parser by však měl přesněji popisovat chyby ve zpracovávaném vstupu (konkrétně řečeno bude schopen přesněji určit množinu očekávaných symbolů).</text:p>
        <text:p text:style-name="P12"/>
        <text:p text:style-name="P12"/>
        <text:p text:style-name="P12"/>
        <text:p text:style-name="P14">Jak má vypadat specifikace gramatiky předkládaná režimu make?</text:p>
        <text:p text:style-name="P14"/>
        <text:p text:style-name="P12"><text:tab/>Na začátku většiny specifikací je nepovinná hlavička. Ta je uvozená klíčovým slovem</text:p>
        <text:p text:style-name="P12"/>
        <text:p text:style-name="P18"><text:tab/>%header</text:p>
        <text:p text:style-name="P12"/>
        <text:p text:style-name="P20"><text:tab/>a skládá se z prostého C# kódu. Většinou to budou na začátku tedy using statementy a pak nějaké namespace bloky s pomocnými třídami.</text:p>
        <text:p text:style-name="P5"><text:tab/>Za hlavičkou se nachází povinná část obsahující data pro lexer (popis terminálních symbolů). Celá sekce začíná následujícím řádkem:</text:p>
        <text:p text:style-name="P5"><text:tab/></text:p>
        <text:p text:style-name="P5"><text:tab/><text:span text:style-name="T9">%lexer</text:span></text:p>
        <text:p text:style-name="P5"><text:tab/></text:p>
        <text:p text:style-name="P5">Definice terminálních symbolů vypadá následovně</text:p>
        <text:p text:style-name="P1"/>
        <text:p text:style-name="P2"><text:span text:style-name="T10"><text:tab/>identifikátor</text:span><text:span text:style-name="T11">=</text:span><text:span text:style-name="T10">regulární_výraz</text:span></text:p>
        <text:p text:style-name="P1"/>
        <text:p text:style-name="P1"><text:span text:style-name="T5"><text:tab/>Tímto se zadaný regulární výraz přiřadí k pojmenovanému terminálu. Každý terminál k sobě může mít přiřazen více než jeden regulární výraz. Na pořadí regulárních výrazu záleží, jelikož lexer bude hledat výše popsané regulární výrazy dříve a vrátí token s terminálem, kterému přísluší nejvyšší regulární výraz, jež bylo možno z dané pozice najít. Regulární výrazy smí používat veškeré vlastnosti, o kterých se píše v </text:span><text:a xlink:type="simple" xlink:href="http://msdn.microsoft.com/en-us/library/hs600312.aspx"><text:span text:style-name="T5">.NETí dokumentaci</text:span></text:a><text:span text:style-name="T5">, jen by se měly vyvarovat použivání pojmenované skupiny, jejichž jména jsou tvaru </text:span><text:span text:style-name="T11">__</text:span><text:span text:style-name="T10">i</text:span><text:span text:style-name="T5">, kde </text:span><text:span text:style-name="T10">i</text:span><text:span text:style-name="T5"> je celé číslo, neměly by používat shodně pojmenované skupiny ve dvou různých regulárních výrazech a zároveň se nemůžou spolehnout na číslování skupin.</text:span></text:p>
        <text:p text:style-name="P1"><text:tab/>Před tento seznam tokenů může uživatel umístit jméno terminálního symbolu, který v případě, že bude lexerem nalezen, nebude předložen parseru, ale bude zahozen. Takovýto odpadový <text:soft-page-break/>terminál si může uživatel zadefinovat na začátku specifikace následujícím způsobem</text:p>
        <text:p text:style-name="P4"/>
        <text:p text:style-name="P7"><text:span text:style-name="T23"><text:tab/>%</text:span><text:span text:style-name="T15">null</text:span><text:span text:style-name="T14"> </text:span><text:span text:style-name="T16">identifikátor</text:span></text:p>
        <text:p text:style-name="P7"/>
        <text:p text:style-name="P19"><text:tab/>Takhle se dají např. jednoduše zahazovat komentáře a/nebo whitespace.</text:p>
        <text:p text:style-name="P12"><text:span text:style-name="T17"><text:tab/>Lexer scanuje tokeny pomocí .NETího Regex enginu, u kterého se dá nastavit několik různých režimů (multiline, ignorecase..., viz. </text:span><text:a xlink:type="simple" xlink:href="http://msdn.microsoft.com/en-us/library/yd1hzczs.aspx"><text:span text:style-name="T17">.NETí dokumentace</text:span></text:a><text:span text:style-name="T17">). Tyto optiony může uživatel nastavit globálně pro celý lexer použitím regexí konstrukce </text:span><text:span text:style-name="T18">(?</text:span><text:span text:style-name="T19">optiony</text:span><text:span text:style-name="T18">)</text:span><text:span text:style-name="T17">, která je zdokumentována a popsána v .NETí dokumentaci v </text:span><text:a xlink:type="simple" xlink:href="http://msdn.microsoft.com/en-us/library/az24scfc.aspx#miscellaneous_constructs"><text:span text:style-name="T17">sekci o Miscellaneous constructs</text:span></text:a><text:span text:style-name="T17">. Tato část je stejně jako definice odpadového terminálu nepovinná a nachází se mezi jménem odpadového terminálu a seznamem tokenů.</text:span></text:p>
        <text:p text:style-name="P12"><text:tab/></text:p>
        <text:p text:style-name="P12"><text:tab/>Nyní už se můžeme pustit do „neterminální“ úrovně jazyka, která začíná klíčovým řádkem</text:p>
        <text:p text:style-name="P12"/>
        <text:p text:style-name="P12"><text:tab/><text:span text:style-name="T9">%parser</text:span></text:p>
        <text:p text:style-name="P12"/>
        <text:p text:style-name="P12"><text:tab/>První povinnou součástí neterminální úrovně je definice počátečního symbolu, která vypadá následovně.</text:p>
        <text:p text:style-name="P12"/>
        <text:p text:style-name="P7"><text:span text:style-name="T23"><text:tab/>%</text:span><text:span text:style-name="T15">start</text:span><text:span text:style-name="T14"> </text:span><text:span text:style-name="T16">identifikátor</text:span></text:p>
        <text:p text:style-name="P12"/>
        <text:p text:style-name="P12"><text:tab/>Parser se pak bude snažit najít složkový stromek, jež bude mít tento neterminální symbol v kořeni. Než se pustíme do přepisovacích pravidel, následuje ještě jedna nepovinná část a to je určení typu stavového objektu.</text:p>
        <text:p text:style-name="P12"/>
        <text:p text:style-name="P12"><text:tab/><text:span text:style-name="T9">%userobject</text:span><text:span text:style-name="T6"> </text:span><text:span text:style-name="T7">jménoTypu</text:span></text:p>
        <text:p text:style-name="P12"/>
        <text:p text:style-name="P12"><text:tab/>_state je parametr dostupný v kódu všech přepisovacích pravidel, který se dá použít např. pro uchovávání nějakého stavu, který se mění při parsování vstupu.</text:p>
        <text:p text:style-name="P12"><text:tab/>Zbytek gramatiky tvoří přepisovací pravidla a typy pro neterminály. Přepisovací pravidla musí být zapsány ve standardní notaci BNF, za pravou stranou bude navíc blok C# kódu uzavřený ve složených závorkách, který popisuje jak spočítat hodnotu v neterminálu . Prázdný řetězec na pravé straně se nijak explicitně neznačí, pouze se pravá strana rovnou ukončí blokem kódu anebo ořítkem. Jména symbolů mohou sestávat z tzv. slovních znaků (<text:span text:style-name="T20">\w neboli</text:span> a-zA-Z0-9). Gramatika může obsahovat jednořádkové komentáře, které vždy začínají znakem <text:span text:style-name="T12">#</text:span><text:span text:style-name="T20">.</text:span></text:p>
        <text:p text:style-name="P15"><text:tab/>Uvnitř bloků kódu se lze odvolávat na následující hodnoty:</text:p>
        <text:list xml:id="list1930135291" text:style-name="L1">
          <text:list-item>
            <text:p text:style-name="P26">_1, _2, ... - hodnota i-tého symbolu z pravé strany pravidla; u tokenů se jedná o řetězec, který jim ve vstupu odpovídá; u neterminálů se pak jedná o hodnotu vrácenou z bloku kódu, který bul spuštěn při tvorbě tohoto neterminálu (standardně typu object, pokud uživatel neurčí typ sám, viz. níže)</text:p>
          </text:list-item>
          <text:list-item>
            <text:p text:style-name="P26">_line1, _column1, _line2, _column2, ... - čísla řádků a sloupců, na kterých se vyskytují symboly z pravé strany</text:p>
          </text:list-item>
          <text:list-item>
            <text:p text:style-name="P25"><text:span text:style-name="T4">_state - pomocný objekt (má vždy hodnotu null, pokud je parser spouštěn z příkazové řádky přes Yapg; pokud je parser spuštěn z kódu (Parser.Parse), pak je v proměnné _state hodnota druhého parametru metody Parse</text:span><text:span text:style-name="T4">)</text:span></text:p>
          </text:list-item>
        </text:list>
        <text:p text:style-name="P27"><text:tab/></text:p>
        <text:p text:style-name="P27"><text:tab/>Krom přepisovacích pravidel můžou být v poslední části typy pro hodnoty neterminálů. Proměnné _1, _2... mají implicitně typ object, tímto způsobem je možné slíbit, že z daného neterminálu budeme vracet jen jeden konkrétní typ hodnoty. Tento typ můžeme následujícím způsobem nějakému neterminálu přiřadit</text:p>
        <text:p text:style-name="P3"/>
        <text:p text:style-name="P3"><text:span text:style-name="T4"><text:tab/></text:span><text:span text:style-name="T1">%type</text:span><text:span text:style-name="T3"> </text:span><text:span text:style-name="T2">neterminál</text:span><text:span text:style-name="T3"> </text:span><text:span text:style-name="T2">jménoTypu</text:span></text:p>
        <text:p text:style-name="P12"><text:soft-page-break/></text:p>
        <text:p text:style-name="P12"><text:span text:style-name="T20"><text:tab/>Pokud by mělo </text:span><text:span text:style-name="T22">jménoTypu</text:span><text:span text:style-name="T20"> obsahovat znaky </text:span><text:span text:style-name="T21">&lt;</text:span><text:span text:style-name="T20"> nebo </text:span><text:span text:style-name="T21">&gt;</text:span><text:span text:style-name="T20">, je třeba jej uzavřít do dvojitých uvozovek.</text:span></text:p>
        <text:p text:style-name="P12"/>
        <text:p text:style-name="P12"/>
        <text:p text:style-name="P23">Ukázka:</text:p>
        <text:p text:style-name="P16"/>
        <text:p text:style-name="P17">%header</text:p>
        <text:p text:style-name="P17">using System;</text:p>
        <text:p text:style-name="P17"/>
        <text:p text:style-name="P17">%lexer</text:p>
        <text:p text:style-name="P17">%null WHITE</text:p>
        <text:p text:style-name="P17">(?i)</text:p>
        <text:p text:style-name="P17">NUMBER=\d+(,\d+)?</text:p>
        <text:p text:style-name="P17">PLUS=\+</text:p>
        <text:p text:style-name="P17">MINUS=\-</text:p>
        <text:p text:style-name="P17">MULTIPLY=\*</text:p>
        <text:p text:style-name="P17">DIVIDE=/</text:p>
        <text:p text:style-name="P17">LPAREN=\(</text:p>
        <text:p text:style-name="P17">RPAREN=\)</text:p>
        <text:p text:style-name="P17">WHITE=\s+</text:p>
        <text:p text:style-name="P17"/>
        <text:p text:style-name="P17">%parser</text:p>
        <text:p text:style-name="P17">%start &lt;expr&gt;</text:p>
        <text:p text:style-name="P17"/>
        <text:p text:style-name="P17">%type &lt;expr&gt; double</text:p>
        <text:p text:style-name="P17">%type &lt;term&gt; double</text:p>
        <text:p text:style-name="P17">%type &lt;factor&gt; double</text:p>
        <text:p text:style-name="P17"/>
        <text:p text:style-name="P17">&lt;expr&gt; ::= &lt;term&gt; <text:s text:c="6"/>{ return _1; }</text:p>
        <text:p text:style-name="P17"><text:s text:c="8"/>| &lt;expr&gt; PLUS &lt;term&gt; { return _1 + _3; }</text:p>
        <text:p text:style-name="P17"><text:s text:c="8"/>| &lt;expr&gt; MINUS &lt;term&gt; { return _1 - _3; }</text:p>
        <text:p text:style-name="P17"/>
        <text:p text:style-name="P17">&lt;term&gt; ::= &lt;factor&gt; <text:s text:c="4"/>{ return _1; }</text:p>
        <text:p text:style-name="P17"><text:s text:c="8"/>| &lt;term&gt; MULTIPLY &lt;factor&gt; { return _1 * _3; }</text:p>
        <text:p text:style-name="P17"><text:s text:c="8"/>| &lt;term&gt; DIVIDE &lt;factor&gt; { return _1 / _3; }</text:p>
        <text:p text:style-name="P17"/>
        <text:p text:style-name="P17">&lt;factor&gt; ::= NUMBER { return Convert.ToDouble(_1); }</text:p>
        <text:p text:style-name="P17"><text:s text:c="10"/>| LPAREN &lt;expr&gt; RPAREN { return _2; }</text:p>
        <text:p text:style-name="P17"/>
        <text:p text:style-name="P12"/>
        <text:p text:style-name="P12"><text:span text:style-name="T25">Režim run</text:span></text:p>
        <text:p text:style-name="P12"><text:tab/>V tomto režimu si může nechat uživatel rozparsovat text v jazyce popsaném nějakou zkompilovanou gramatikou.</text:p>
        <text:p text:style-name="P12"/>
        <text:p text:style-name="P6"><text:span text:style-name="T15">yapg run</text:span><text:span text:style-name="T14"> </text:span><text:span text:style-name="T16">parserFile</text:span></text:p>
        <text:p text:style-name="P15"/>
        <text:p text:style-name="Normal"><text:span text:style-name="T20"><text:tab/>Progra</text:span><text:span text:style-name="T14">m načte z </text:span><text:span text:style-name="T8">parserFile</text:span><text:span text:style-name="T14"> data lexeru a parseru v binární podobě (vytvořená předem pomocí režimu make anebo uživatelským programem využívajícím </text:span><text:span text:style-name="T15">yapg</text:span><text:span text:style-name="T14"> jako knihovnu) a inicializuje lexer a parser. Program pak očekává na standardním vstupu text, který bude parsovat. Hodnotu kořenového neterminálu pak program vypíše na výstup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 Condensed" style:font-size-asian="12pt" style:language-asian="en" style:country-asian="US" style:font-name-complex="DejaVu Sans Condensed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Bullet_20_List" style:display-name="Bullet List" style:family="paragraph">
      <style:paragraph-properties fo:margin-left="1.27cm" fo:margin-right="0cm" fo:text-indent="-0.762cm" style:auto-text-indent="false"/>
    </style:style>
    <style:style style:name="Normal" style:family="paragraph">
      <style:paragraph-properties style:writing-mode="lr-tb"/>
      <style:text-properties style:font-name="Times New Roman" fo:font-size="12pt" fo:language="cs" fo:country="CZ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style:style style:name="Visited_20_Internet_20_Link_5f_text" style:display-name="Visited Internet Link_text" style:family="text">
      <style:text-properties fo:color="#800000" style:text-underline-style="solid" style:text-underline-width="auto" style:text-underline-color="font-color"/>
    </style:style>
    <style:style style:name="Reference" style:family="text">
      <style:text-properties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initial-creator>Jiří Maršík</meta:initial-creator>
    <dc:creator>Jiri Marsik</dc:creator>
    <meta:printed-by>Jiří Maršík</meta:printed-by>
    <meta:creation-date>2009-09-17T22:21:36.82</meta:creation-date>
    <dc:date>2011-07-08T00:24:31</dc:date>
    <meta:print-date>2009-09-18T13:31:48.25</meta:print-date>
    <meta:document-statistic meta:table-count="0" meta:image-count="0" meta:object-count="0" meta:page-count="3" meta:paragraph-count="70" meta:word-count="955" meta:character-count="6458"/>
    <meta:editing-duration>PT17S</meta:editing-duration>
    <meta:editing-cycles>1</meta:editing-cycles>
  </office:meta>
</office:document-meta>
</file>